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top="0cm" fo:margin-bottom="0cm" table:align="right" style:writing-mode="page"/>
    </style:style>
    <style:style style:name="Таблица1.A" style:family="table-column">
      <style:table-column-properties style:column-width="9.25cm"/>
    </style:style>
    <style:style style:name="Таблица1.B" style:family="table-column">
      <style:table-column-properties style:column-width="7.6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.381cm" fo:margin-left="-0.191cm" fo:margin-top="0cm" fo:margin-bottom="0cm" table:align="left" style:writing-mode="page"/>
    </style:style>
    <style:style style:name="Таблица2.A" style:family="table-column">
      <style:table-column-properties style:column-width="3.443cm"/>
    </style:style>
    <style:style style:name="Таблица2.B" style:family="table-column">
      <style:table-column-properties style:column-width="1.85cm"/>
    </style:style>
    <style:style style:name="Таблица2.C" style:family="table-column">
      <style:table-column-properties style:column-width="4.147cm"/>
    </style:style>
    <style:style style:name="Таблица2.D" style:family="table-column">
      <style:table-column-properties style:column-width="4.75cm"/>
    </style:style>
    <style:style style:name="Таблица2.E" style:family="table-column">
      <style:table-column-properties style:column-width="0.501cm"/>
    </style:style>
    <style:style style:name="Таблица2.F" style:family="table-column">
      <style:table-column-properties style:column-width="2.6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2.E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B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2.C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D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2.E2" style:family="table-cell">
      <style:table-cell-properties fo:padding-left="0.191cm" fo:padding-right="0.191cm" fo:padding-top="0cm" fo:padding-bottom="0cm" fo:border="none"/>
    </style:style>
    <style:style style:name="Таблица2.F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3" style:family="table">
      <style:table-properties style:width="17.381cm" fo:margin-left="-0.191cm" fo:margin-top="0cm" fo:margin-bottom="0cm" table:align="left" style:writing-mode="page"/>
    </style:style>
    <style:style style:name="Таблица3.A" style:family="table-column">
      <style:table-column-properties style:column-width="3.433cm"/>
    </style:style>
    <style:style style:name="Таблица3.B" style:family="table-column">
      <style:table-column-properties style:column-width="2.009cm"/>
    </style:style>
    <style:style style:name="Таблица3.C" style:family="table-column">
      <style:table-column-properties style:column-width="5.502cm"/>
    </style:style>
    <style:style style:name="Таблица3.D" style:family="table-column">
      <style:table-column-properties style:column-width="2cm"/>
    </style:style>
    <style:style style:name="Таблица3.E" style:family="table-column">
      <style:table-column-properties style:column-width="0.499cm"/>
    </style:style>
    <style:style style:name="Таблица3.F" style:family="table-column">
      <style:table-column-properties style:column-width="3.93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3.E1" style:family="table-cell">
      <style:table-cell-properties fo:padding-left="0.191cm" fo:padding-right="0.191cm" fo:padding-top="0cm" fo:padding-bottom="0cm" fo:border="none"/>
    </style:style>
    <style:style style:name="Таблица3.F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3.A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B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3.C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D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3.E2" style:family="table-cell">
      <style:table-cell-properties fo:padding-left="0.191cm" fo:padding-right="0.191cm" fo:padding-top="0cm" fo:padding-bottom="0cm" fo:border="none"/>
    </style:style>
    <style:style style:name="Таблица3.F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 style:master-page-name="Standard">
      <style:paragraph-properties fo:margin-top="0cm" fo:margin-bottom="0cm" style:contextual-spacing="false" fo:line-height="120%" fo:text-align="center" style:justify-single-word="false" style:page-number="1"/>
    </style:style>
    <style:style style:name="P2" style:family="paragraph" style:parent-style-name="Standard">
      <style:paragraph-properties fo:margin-top="0cm" fo:margin-bottom="0cm" style:contextual-spacing="false" fo:line-height="120%" fo:text-align="center" style:justify-single-word="false"/>
      <style:text-properties style:language-asian="ru" style:country-asian="RU" style:font-size-complex="14pt"/>
    </style:style>
    <style:style style:name="P3" style:family="paragraph" style:parent-style-name="Standard">
      <style:paragraph-properties fo:margin-top="0cm" fo:margin-bottom="0cm" style:contextual-spacing="false" fo:line-height="12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20%" fo:text-align="center" style:justify-single-word="false"/>
      <style:text-properties officeooo:paragraph-rsid="0000be51"/>
    </style:style>
    <style:style style:name="P5" style:family="paragraph" style:parent-style-name="Standard">
      <style:paragraph-properties fo:margin-top="0cm" fo:margin-bottom="0cm" style:contextual-spacing="false" fo:line-height="120%"/>
      <style:text-properties style:language-asian="ru" style:country-asian="RU" style:font-size-complex="14pt"/>
    </style:style>
    <style:style style:name="P6" style:family="paragraph" style:parent-style-name="Standard">
      <style:paragraph-properties fo:margin-top="0cm" fo:margin-bottom="0cm" style:contextual-spacing="false" fo:line-height="120%"/>
    </style:style>
    <style:style style:name="P7" style:family="paragraph" style:parent-style-name="Standard">
      <style:paragraph-properties fo:margin-top="0cm" fo:margin-bottom="0cm" style:contextual-spacing="false" fo:line-height="120%"/>
      <style:text-properties officeooo:paragraph-rsid="0000be51" style:language-asian="ru" style:country-asian="RU" style:font-size-complex="14pt"/>
    </style:style>
    <style:style style:name="P8" style:family="paragraph" style:parent-style-name="Standard">
      <style:paragraph-properties fo:margin-top="0cm" fo:margin-bottom="0cm" style:contextual-spacing="false" fo:line-height="120%"/>
      <style:text-properties officeooo:paragraph-rsid="0000be51"/>
    </style:style>
    <style:style style:name="P9" style:family="paragraph" style:parent-style-name="Standard">
      <style:paragraph-properties fo:margin-top="0cm" fo:margin-bottom="0cm" style:contextual-spacing="false"/>
    </style:style>
    <style:style style:name="P10" style:family="paragraph" style:parent-style-name="Standard">
      <style:paragraph-properties fo:margin-top="0cm" fo:margin-bottom="0cm" style:contextual-spacing="false"/>
      <style:text-properties style:language-asian="ru" style:country-asian="RU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20%" fo:text-align="center" style:justify-single-word="false"/>
      <style:text-properties officeooo:paragraph-rsid="000333c3"/>
    </style:style>
    <style:style style:name="P13" style:family="paragraph" style:parent-style-name="Standard">
      <style:paragraph-properties fo:margin-top="0.201cm" fo:margin-bottom="0.201cm" style:contextual-spacing="false" fo:line-height="150%" fo:text-align="center" style:justify-single-word="false" style:writing-mode="lr-tb"/>
      <style:text-properties style:font-name="Times New Roman" fo:font-size="14pt" fo:language="ru" fo:country="RU" fo:font-weight="bold" officeooo:rsid="001c8203" officeooo:paragraph-rsid="00012314" fo:background-color="transparent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</style:style>
    <style:style style:name="P15" style:family="paragraph" style:parent-style-name="Standard">
      <style:paragraph-properties fo:margin-top="0cm" fo:margin-bottom="0cm" style:contextual-spacing="false" fo:line-height="120%" fo:text-align="center" style:justify-single-word="false"/>
      <style:text-properties officeooo:rsid="000333c3" officeooo:paragraph-rsid="000333c3" fo:background-color="transparent" style:language-asian="ru" style:country-asian="RU" style:font-size-complex="14pt"/>
    </style:style>
    <style:style style:name="P16" style:family="paragraph" style:parent-style-name="Standard">
      <style:paragraph-properties fo:margin-left="-0.332cm" fo:margin-right="-0.385cm" fo:margin-top="0cm" fo:margin-bottom="0cm" style:contextual-spacing="false" fo:line-height="120%" fo:text-align="center" style:justify-single-word="false"/>
      <style:text-properties style:language-asian="ru" style:country-asian="RU" style:font-size-complex="14pt"/>
    </style:style>
    <style:style style:name="P17" style:family="paragraph" style:parent-style-name="Standard">
      <style:paragraph-properties fo:margin-top="0cm" fo:margin-bottom="0cm" style:contextual-spacing="false" fo:line-height="120%" fo:text-align="center" style:justify-single-word="false"/>
      <style:text-properties fo:font-size="10pt" fo:font-style="italic" style:font-size-asian="10pt" style:language-asian="ru" style:country-asian="RU" style:font-style-asian="italic" style:font-size-complex="10pt"/>
    </style:style>
    <style:style style:name="P18" style:family="paragraph" style:parent-style-name="Standard">
      <style:paragraph-properties fo:margin-left="-0.332cm" fo:margin-right="-0.385cm" fo:margin-top="0cm" fo:margin-bottom="0cm" style:contextual-spacing="false" fo:line-height="120%" fo:text-align="center" style:justify-single-word="false"/>
      <style:text-properties fo:font-size="10pt" fo:font-style="italic" style:font-size-asian="10pt" style:language-asian="ru" style:country-asian="RU" style:font-style-asian="italic" style:font-size-complex="10pt"/>
    </style:style>
    <style:style style:name="P19" style:family="paragraph" style:parent-style-name="Standard">
      <style:paragraph-properties fo:margin-top="0cm" fo:margin-bottom="0cm" style:contextual-spacing="false" fo:line-height="120%" fo:text-align="center" style:justify-single-word="false"/>
      <style:text-properties officeooo:rsid="002fb5ec" officeooo:paragraph-rsid="002fb5ec" style:language-asian="ru" style:country-asian="RU" style:font-size-complex="14pt"/>
    </style:style>
    <style:style style:name="P20" style:family="paragraph" style:parent-style-name="Standard">
      <style:paragraph-properties fo:margin-top="0cm" fo:margin-bottom="0cm" style:contextual-spacing="false" fo:line-height="120%" fo:text-align="center" style:justify-single-word="false"/>
      <style:text-properties fo:background-color="#ffff00" style:language-asian="ru" style:country-asian="RU" style:font-size-complex="14pt"/>
    </style:style>
    <style:style style:name="P21" style:family="paragraph" style:parent-style-name="Standard">
      <style:paragraph-properties fo:margin-top="0cm" fo:margin-bottom="0cm" style:contextual-spacing="false" fo:line-height="120%" fo:text-align="center" style:justify-single-word="false"/>
      <style:text-properties officeooo:rsid="00012314" officeooo:paragraph-rsid="00012314" fo:background-color="transparent" style:language-asian="ru" style:country-asian="RU" style:font-size-complex="14pt"/>
    </style:style>
    <style:style style:name="P22" style:family="paragraph" style:parent-style-name="Standard">
      <style:paragraph-properties fo:margin-top="0cm" fo:margin-bottom="0cm" style:contextual-spacing="false" fo:line-height="120%" fo:text-align="center" style:justify-single-word="false"/>
      <style:text-properties fo:font-size="10pt" fo:font-style="italic" fo:background-color="#ffff00" style:font-size-asian="10pt" style:language-asian="ru" style:country-asian="RU" style:font-style-asian="italic" style:font-size-complex="10pt"/>
    </style:style>
    <style:style style:name="P23" style:family="paragraph" style:parent-style-name="Contents_20_Heading">
      <style:paragraph-properties fo:text-align="center" style:justify-single-word="false"/>
      <style:text-properties fo:color="#000000" loext:opacity="100%" style:font-name="Times New Roman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line-height="115%"/>
    </style:style>
    <style:style style:name="P27" style:family="paragraph" style:parent-style-name="Standard">
      <style:paragraph-properties fo:line-height="115%"/>
      <style:text-properties officeooo:paragraph-rsid="001cebd3"/>
    </style:style>
    <style:style style:name="P28" style:family="paragraph" style:parent-style-name="Standard">
      <style:paragraph-properties fo:line-height="115%"/>
      <style:text-properties style:font-name="Times New Roman" fo:font-size="14pt" officeooo:paragraph-rsid="001cebd3" style:font-size-asian="14pt" style:font-name-complex="Times New Roman1" style:font-size-complex="14pt"/>
    </style:style>
    <style:style style:name="P29" style:family="paragraph" style:parent-style-name="Standard">
      <style:paragraph-properties fo:line-height="115%"/>
      <style:text-properties style:font-name="Times New Roman" fo:font-size="14pt" fo:language="ru" fo:country="RU" officeooo:rsid="001cebd3" officeooo:paragraph-rsid="001cebd3" style:font-size-asian="14pt" style:font-name-complex="Times New Roman1" style:font-size-complex="14pt"/>
    </style:style>
    <style:style style:name="P30" style:family="paragraph" style:parent-style-name="Standard">
      <style:paragraph-properties fo:line-height="115%"/>
      <style:text-properties style:font-name="Times New Roman" fo:font-size="14pt" fo:language="ru" fo:country="RU" officeooo:paragraph-rsid="001cebd3" style:font-size-asian="14pt" style:font-name-complex="Times New Roman1" style:font-size-complex="14pt"/>
    </style:style>
    <style:style style:name="P31" style:family="paragraph" style:parent-style-name="Заглавие_20_Глав" style:list-style-name="">
      <style:paragraph-properties fo:margin-top="0cm" fo:margin-bottom="0cm" style:contextual-spacing="false" fo:line-height="150%" fo:orphans="2" fo:widows="2" fo:hyphenation-ladder-count="no-limit" fo:hyphenation-keep="auto" loext:hyphenation-keep-type="column" loext:hyphenation-keep-line="false" fo:break-before="page" style:writing-mode="lr-tb"/>
      <style:text-properties style:font-name="Times New Roman" fo:font-size="14pt" fo:font-weight="bold" officeooo:paragraph-rsid="000693e5" style:font-name-asian="Times New Roman1" style:font-size-asian="14pt" style:font-weight-asian="bold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Heading_20_2">
      <style:paragraph-properties fo:text-align="center" style:justify-single-word="false"/>
      <style:text-properties officeooo:paragraph-rsid="000693e5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4pt" officeooo:rsid="00207b11" officeooo:paragraph-rsid="002786f3" style:font-size-asian="14pt" style:font-name-complex="Times New Roman1" style:font-size-complex="14pt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en" fo:country="US" officeooo:rsid="002a0898" officeooo:paragraph-rsid="0036606b" style:font-size-asian="14pt" style:font-name-complex="Times New Roman1" style:font-size-complex="14pt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207b11" officeooo:paragraph-rsid="002786f3" style:font-size-asian="14pt" style:font-name-complex="Times New Roman1" style:font-size-complex="14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en" fo:country="US" officeooo:rsid="002786f3" officeooo:paragraph-rsid="002786f3" style:font-size-asian="14pt" style:font-name-complex="Times New Roman1" style:font-size-complex="14pt"/>
    </style:style>
    <style:style style:name="P37" style:family="paragraph" style:parent-style-name="Standard" style:list-style-name="L1">
      <style:paragraph-properties fo:text-align="justify" style:justify-single-word="false"/>
      <style:text-properties fo:language="en" fo:country="US" officeooo:rsid="002786f3" officeooo:paragraph-rsid="0036606b" style:font-size-complex="14pt"/>
    </style:style>
    <style:style style:name="P38" style:family="paragraph" style:parent-style-name="Text_20_body" style:list-style-name="L1">
      <style:paragraph-properties fo:text-align="justify" style:justify-single-word="false"/>
      <style:text-properties fo:language="en" fo:country="US" officeooo:rsid="002a0898" officeooo:paragraph-rsid="0036606b" style:font-size-complex="14pt"/>
    </style:style>
    <style:style style:name="P39" style:family="paragraph" style:parent-style-name="Standard" style:list-style-name="L2">
      <style:paragraph-properties fo:text-align="justify" style:justify-single-word="false"/>
      <style:text-properties style:font-name="Times New Roman" fo:font-size="14pt" officeooo:rsid="00207b11" officeooo:paragraph-rsid="00207b11" style:font-size-asian="14pt" style:font-name-complex="Times New Roman1" style:font-size-complex="14pt"/>
    </style:style>
    <style:style style:name="P40" style:family="paragraph" style:parent-style-name="Standard" style:list-style-name="L2">
      <style:paragraph-properties fo:text-align="justify" style:justify-single-word="false"/>
      <style:text-properties style:font-name="Times New Roman" fo:font-size="14pt" fo:language="en" fo:country="US" fo:font-weight="bold" officeooo:rsid="002b3279" officeooo:paragraph-rsid="002bd11b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.353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2bd11b" officeooo:paragraph-rsid="002bd11b" style:font-size-asian="14pt" style:font-weight-asian="normal" style:font-name-complex="Times New Roman1" style:font-size-complex="14pt" style:font-weight-complex="normal"/>
    </style:style>
    <style:style style:name="P42" style:family="paragraph" style:parent-style-name="Heading_20_2">
      <style:paragraph-properties fo:text-align="center" style:justify-single-word="false"/>
      <style:text-properties officeooo:paragraph-rsid="003134a0" style:font-size-complex="14pt"/>
    </style:style>
    <style:style style:name="P43" style:family="paragraph" style:parent-style-name="Standard">
      <style:paragraph-properties fo:text-align="justify" style:justify-single-word="false"/>
      <style:text-properties officeooo:rsid="00390d3b" officeooo:paragraph-rsid="00390d3b" style:font-size-complex="14pt"/>
    </style:style>
    <style:style style:name="P44" style:family="paragraph" style:parent-style-name="Standard">
      <style:paragraph-properties fo:text-align="justify" style:justify-single-word="false"/>
      <style:text-properties officeooo:rsid="003bebc8" officeooo:paragraph-rsid="003bebc8" style:font-size-complex="14pt"/>
    </style:style>
    <style:style style:name="P45" style:family="paragraph" style:parent-style-name="Standard">
      <style:paragraph-properties fo:text-align="justify" style:justify-single-word="false"/>
      <style:text-properties officeooo:paragraph-rsid="003bebc8"/>
    </style:style>
    <style:style style:name="P46" style:family="paragraph" style:parent-style-name="Standard">
      <style:paragraph-properties fo:text-align="justify" style:justify-single-word="false"/>
      <style:text-properties officeooo:paragraph-rsid="003cc888"/>
    </style:style>
    <style:style style:name="P47" style:family="paragraph" style:parent-style-name="Standard">
      <style:paragraph-properties fo:text-align="justify" style:justify-single-word="false"/>
      <style:text-properties officeooo:paragraph-rsid="003fcd49"/>
    </style:style>
    <style:style style:name="P48" style:family="paragraph" style:parent-style-name="Standard">
      <style:paragraph-properties fo:text-align="justify" style:justify-single-word="false"/>
      <style:text-properties officeooo:paragraph-rsid="0040ad12"/>
    </style:style>
    <style:style style:name="P49" style:family="paragraph" style:parent-style-name="Standard">
      <style:paragraph-properties fo:text-align="justify" style:justify-single-word="false"/>
      <style:text-properties officeooo:paragraph-rsid="004290e2"/>
    </style:style>
    <style:style style:name="P50" style:family="paragraph" style:parent-style-name="Standard">
      <style:paragraph-properties fo:text-align="justify" style:justify-single-word="false"/>
      <style:text-properties officeooo:paragraph-rsid="00447ed4"/>
    </style:style>
    <style:style style:name="P51" style:family="paragraph" style:parent-style-name="Standard">
      <style:paragraph-properties fo:text-align="justify" style:justify-single-word="false"/>
      <style:text-properties officeooo:paragraph-rsid="0045214e"/>
    </style:style>
    <style:style style:name="P52" style:family="paragraph" style:parent-style-name="Standard">
      <style:paragraph-properties fo:text-align="justify" style:justify-single-word="false"/>
      <style:text-properties officeooo:paragraph-rsid="00460b9a"/>
    </style:style>
    <style:style style:name="P53" style:family="paragraph" style:parent-style-name="Standard">
      <style:paragraph-properties fo:text-align="justify" style:justify-single-word="false"/>
      <style:text-properties officeooo:paragraph-rsid="0046eda5"/>
    </style:style>
    <style:style style:name="P54" style:family="paragraph" style:parent-style-name="Standard">
      <style:paragraph-properties fo:text-align="justify" style:justify-single-word="false"/>
      <style:text-properties officeooo:paragraph-rsid="0048fb6a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" fo:font-size="7pt" fo:font-style="normal" fo:text-shadow="none" style:text-underline-style="none" fo:font-weight="normal" officeooo:paragraph-rsid="0046eda5" style:font-size-asian="7pt" style:font-style-asian="normal" style:font-weight-asian="normal" style:text-emphasize="none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3bebc8" style:font-size-asian="14pt" style:font-style-asian="normal" style:font-weight-asian="normal" style:font-size-complex="14pt" style:text-emphasize="none"/>
    </style:style>
    <style:style style:name="P57" style:family="paragraph" style:parent-style-name="Standard">
      <style:paragraph-properties fo:text-align="justify" style:justify-single-word="false"/>
      <style:text-properties fo:language="ru" fo:country="RU" officeooo:rsid="003bebc8" officeooo:paragraph-rsid="003bebc8" style:font-size-complex="14pt"/>
    </style:style>
    <style:style style:name="P58" style:family="paragraph" style:parent-style-name="Heading_20_2">
      <style:paragraph-properties fo:text-align="center" style:justify-single-word="false"/>
      <style:text-properties officeooo:paragraph-rsid="000693e5"/>
    </style:style>
    <style:style style:name="P59" style:family="paragraph" style:parent-style-name="Standard">
      <style:paragraph-properties fo:text-align="center" style:justify-single-word="false"/>
      <style:text-properties style:font-name="Times New Roman" fo:font-size="14pt" officeooo:paragraph-rsid="000693e5" style:font-size-asian="14pt" style:font-name-complex="Times New Roman1" style:font-size-complex="14pt"/>
    </style:style>
    <style:style style:name="P60" style:family="paragraph" style:parent-style-name="Заглавие_20_Глав">
      <style:text-properties officeooo:paragraph-rsid="00071a31"/>
    </style:style>
    <style:style style:name="P61" style:family="paragraph" style:parent-style-name="Heading_20_2">
      <style:paragraph-properties fo:text-align="center" style:justify-single-word="false"/>
      <style:text-properties officeooo:paragraph-rsid="001225fc"/>
    </style:style>
    <style:style style:name="P62" style:family="paragraph" style:parent-style-name="Heading_20_2">
      <style:paragraph-properties fo:text-align="center" style:justify-single-word="false"/>
      <style:text-properties officeooo:paragraph-rsid="00071a31"/>
    </style:style>
    <style:style style:name="P63" style:family="paragraph" style:parent-style-name="Heading_20_2">
      <style:paragraph-properties fo:text-align="center" style:justify-single-word="false"/>
      <style:text-properties officeooo:paragraph-rsid="0012dde6"/>
    </style:style>
    <style:style style:name="P64" style:family="paragraph" style:parent-style-name="Heading_20_2">
      <style:paragraph-properties fo:text-align="center" style:justify-single-word="false"/>
      <style:text-properties officeooo:paragraph-rsid="00141544"/>
    </style:style>
    <style:style style:name="P65" style:family="paragraph" style:parent-style-name="Заглавие_20_Глав">
      <style:text-properties officeooo:paragraph-rsid="000693e5"/>
    </style:style>
    <style:style style:name="P66" style:family="paragraph" style:parent-style-name="Standard" style:list-style-name="L3"/>
    <style:style style:name="P67" style:family="paragraph" style:parent-style-name="Standard" style:list-style-name="L3">
      <style:text-properties style:font-name="Times New Roman" fo:font-size="14pt" style:font-size-asian="14pt" style:font-size-complex="14pt"/>
    </style:style>
    <style:style style:name="P68" style:family="paragraph" style:parent-style-name="Standard" style:list-style-name="L3">
      <style:text-properties style:font-name="Times New Roman" fo:font-size="14pt" officeooo:rsid="003a38a4" officeooo:paragraph-rsid="003a38a4" style:font-size-asian="14pt" style:font-size-complex="14pt"/>
    </style:style>
    <style:style style:name="T1" style:family="text">
      <style:text-properties fo:font-weight="bold" style:language-asian="ru" style:country-asian="RU" style:font-weight-asian="bold" style:font-size-complex="14pt"/>
    </style:style>
    <style:style style:name="T2" style:family="text">
      <style:text-properties style:language-asian="ru" style:country-asian="RU" style:font-size-complex="14pt"/>
    </style:style>
    <style:style style:name="T3" style:family="text">
      <style:text-properties style:font-name="Times New Roman" fo:font-size="14pt" fo:background-color="transparent" loext:char-shading-value="0" style:font-size-asian="14pt" style:language-asian="ru" style:country-asian="RU" style:font-name-complex="Times New Roman1" style:font-size-complex="14pt"/>
    </style:style>
    <style:style style:name="T4" style:family="text">
      <style:text-properties style:text-underline-style="solid" style:text-underline-width="auto" style:text-underline-color="font-color" officeooo:rsid="0000be51" style:language-asian="ru" style:country-asian="RU" style:font-size-complex="14pt"/>
    </style:style>
    <style:style style:name="T5" style:family="text">
      <style:text-properties fo:background-color="transparent" loext:char-shading-value="0" style:language-asian="ru" style:country-asian="RU" style:font-size-complex="14pt"/>
    </style:style>
    <style:style style:name="T6" style:family="text">
      <style:text-properties officeooo:rsid="0000be51" style:language-asian="ru" style:country-asian="RU" style:font-size-complex="14pt"/>
    </style:style>
    <style:style style:name="T7" style:family="text">
      <style:text-properties officeooo:rsid="0000be51" fo:background-color="transparent" loext:char-shading-value="0" style:language-asian="ru" style:country-asian="RU" style:font-size-complex="14pt"/>
    </style:style>
    <style:style style:name="T8" style:family="text">
      <style:text-properties fo:font-style="italic" style:language-asian="ru" style:country-asian="RU" style:font-style-asian="italic" style:font-size-complex="14pt"/>
    </style:style>
    <style:style style:name="T9" style:family="text">
      <style:text-properties fo:font-size="10pt" fo:font-style="italic" style:font-size-asian="10pt" style:language-asian="ru" style:country-asian="RU" style:font-style-asian="italic" style:font-size-complex="10pt"/>
    </style:style>
    <style:style style:name="T10" style:family="text">
      <style:text-properties fo:background-color="#ffff00" loext:char-shading-value="0" style:language-asian="ru" style:country-asian="RU" style:font-size-complex="14pt"/>
    </style:style>
    <style:style style:name="T11" style:family="text">
      <style:text-properties fo:font-size="10pt" fo:font-style="italic" fo:background-color="#ffff00" loext:char-shading-value="0" style:font-size-asian="10pt" style:language-asian="ru" style:country-asian="RU" style:font-style-asian="italic" style:font-size-complex="10pt"/>
    </style:style>
    <style:style style:name="T12" style:family="text">
      <style:text-properties officeooo:rsid="000333c3" fo:background-color="transparent" loext:char-shading-value="0" style:language-asian="ru" style:country-asian="RU" style:font-size-complex="14pt"/>
    </style:style>
    <style:style style:name="T13" style:family="text">
      <style:text-properties style:font-name="Times New Roman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14db00" style:font-size-asian="14pt" style:font-size-complex="14pt"/>
    </style:style>
    <style:style style:name="T16" style:family="text">
      <style:text-properties fo:font-size="14pt" officeooo:rsid="001650f7" style:font-size-asian="14pt" style:font-size-complex="14pt"/>
    </style:style>
    <style:style style:name="T17" style:family="text">
      <style:text-properties style:text-position="super 58%" fo:language="en" fo:country="US" officeooo:rsid="00175a99"/>
    </style:style>
    <style:style style:name="T18" style:family="text">
      <style:text-properties style:text-position="super 58%" fo:language="en" fo:country="US" officeooo:rsid="001650f7"/>
    </style:style>
    <style:style style:name="T19" style:family="text">
      <style:text-properties fo:language="ru" fo:country="RU" officeooo:rsid="00187d97"/>
    </style:style>
    <style:style style:name="T20" style:family="text">
      <style:text-properties fo:language="ru" fo:country="RU" officeooo:rsid="0019fca3"/>
    </style:style>
    <style:style style:name="T21" style:family="text">
      <style:text-properties fo:language="ru" fo:country="RU" officeooo:rsid="001cebd3"/>
    </style:style>
    <style:style style:name="T22" style:family="text">
      <style:text-properties fo:language="ru" fo:country="RU" officeooo:rsid="001d45e6"/>
    </style:style>
    <style:style style:name="T23" style:family="text">
      <style:text-properties fo:language="en" fo:country="US" officeooo:rsid="001cebd3"/>
    </style:style>
    <style:style style:name="T24" style:family="text">
      <style:text-properties officeooo:rsid="001cebd3"/>
    </style:style>
    <style:style style:name="T25" style:family="text">
      <style:text-properties style:font-size-complex="14pt"/>
    </style:style>
    <style:style style:name="T26" style:family="text">
      <style:text-properties officeooo:rsid="003134a0"/>
    </style:style>
    <style:style style:name="T27" style:family="text">
      <style:text-properties style:font-name="Times New Roman" fo:font-size="14pt" style:font-size-asian="14pt" style:font-name-complex="Times New Roman1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036606b"/>
    </style:style>
    <style:style style:name="T30" style:family="text">
      <style:text-properties fo:language="ru" fo:country="RU" officeooo:rsid="00292ee1"/>
    </style:style>
    <style:style style:name="T31" style:family="text">
      <style:text-properties fo:language="ru" fo:country="RU" officeooo:rsid="002786f3"/>
    </style:style>
    <style:style style:name="T32" style:family="text">
      <style:text-properties officeooo:rsid="002786f3"/>
    </style:style>
    <style:style style:name="T33" style:family="text">
      <style:text-properties officeooo:rsid="0036606b"/>
    </style:style>
    <style:style style:name="T34" style:family="text">
      <style:text-properties officeooo:rsid="00292ee1"/>
    </style:style>
    <style:style style:name="T35" style:family="text">
      <style:text-properties officeooo:rsid="002a7116"/>
    </style:style>
    <style:style style:name="T36" style:family="text">
      <style:text-properties fo:font-weight="bold"/>
    </style:style>
    <style:style style:name="T37" style:family="text">
      <style:text-properties style:text-position="super 58%" fo:language="en" fo:country="US" officeooo:rsid="002786f3"/>
    </style:style>
    <style:style style:name="T38" style:family="text">
      <style:text-properties style:text-position="super 58%"/>
    </style:style>
    <style:style style:name="T39" style:family="text">
      <style:text-properties style:font-name="Times New Roman" fo:font-size="14pt" fo:font-weight="bold" style:font-size-asian="14pt" style:font-name-complex="Times New Roman1"/>
    </style:style>
    <style:style style:name="T40" style:family="text">
      <style:text-properties style:text-position="super 58%" style:font-name="Times New Roman" fo:font-size="14pt" officeooo:rsid="002a0898" style:font-size-asian="14pt" style:font-name-complex="Times New Roman1"/>
    </style:style>
    <style:style style:name="T41" style:family="text">
      <style:text-properties style:font-name="Times New Roman" fo:font-size="14pt" fo:language="ru" fo:country="RU" fo:font-weight="bold" officeooo:rsid="0036606b" style:font-size-asian="14pt" style:font-name-complex="Times New Roman1"/>
    </style:style>
    <style:style style:name="T42" style:family="text">
      <style:text-properties style:font-name="Times New Roman" fo:font-size="14pt" fo:font-weight="bold" officeooo:rsid="002a0898" style:font-size-asian="14pt" style:font-name-complex="Times New Roman1"/>
    </style:style>
    <style:style style:name="T43" style:family="text">
      <style:text-properties style:font-name="Times New Roman" fo:font-size="14pt" officeooo:rsid="002a0898" style:font-size-asian="14pt" style:font-name-complex="Times New Roman1"/>
    </style:style>
    <style:style style:name="T44" style:family="text">
      <style:text-properties fo:language="en" fo:country="US"/>
    </style:style>
    <style:style style:name="T45" style:family="text">
      <style:text-properties fo:language="en" fo:country="US" officeooo:rsid="002b3279"/>
    </style:style>
    <style:style style:name="T46" style:family="text">
      <style:text-properties fo:language="ru" fo:country="RU" officeooo:rsid="002b3279"/>
    </style:style>
    <style:style style:name="T47" style:family="text">
      <style:text-properties officeooo:rsid="002b3279"/>
    </style:style>
    <style:style style:name="T48" style:family="text">
      <style:text-properties officeooo:rsid="00229ce1"/>
    </style:style>
    <style:style style:name="T49" style:family="text">
      <style:text-properties officeooo:rsid="00221bfd"/>
    </style:style>
    <style:style style:name="T50" style:family="text">
      <style:text-properties fo:language="ru" fo:country="RU" officeooo:rsid="0022caee"/>
    </style:style>
    <style:style style:name="T51" style:family="text">
      <style:text-properties officeooo:rsid="0022caee"/>
    </style:style>
    <style:style style:name="T52" style:family="text">
      <style:text-properties officeooo:rsid="0023533d"/>
    </style:style>
    <style:style style:name="T53" style:family="text">
      <style:text-properties fo:font-weight="normal" officeooo:rsid="00207b11" style:font-weight-asian="normal" style:font-weight-complex="normal"/>
    </style:style>
    <style:style style:name="T54" style:family="text">
      <style:text-properties officeooo:rsid="00207b11"/>
    </style:style>
    <style:style style:name="T55" style:family="text">
      <style:text-properties fo:language="ru" fo:country="RU" fo:font-weight="normal" officeooo:rsid="002b5b80" style:font-weight-asian="normal" style:font-weight-complex="normal"/>
    </style:style>
    <style:style style:name="T56" style:family="text">
      <style:text-properties officeooo:rsid="002d5f43"/>
    </style:style>
    <style:style style:name="T57" style:family="text">
      <style:text-properties officeooo:rsid="002e0398"/>
    </style:style>
    <style:style style:name="T58" style:family="text">
      <style:text-properties officeooo:rsid="003525c5"/>
    </style:style>
    <style:style style:name="T59" style:family="text">
      <style:text-properties officeooo:rsid="00390d3b"/>
    </style:style>
    <style:style style:name="T60" style:family="text">
      <style:text-properties officeooo:rsid="00397bc2"/>
    </style:style>
    <style:style style:name="T61" style:family="text">
      <style:text-properties officeooo:rsid="003b1417"/>
    </style:style>
    <style:style style:name="T62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3bebc8" style:font-size-asian="14pt" style:font-style-asian="normal" style:font-weight-asian="normal" style:font-size-complex="14pt" style:text-emphasize="none"/>
    </style:style>
    <style:style style:name="T63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3bebc8" style:font-size-asian="14pt" style:font-style-asian="normal" style:font-weight-asian="normal" style:font-size-complex="14pt" style:text-emphasize="none"/>
    </style:style>
    <style:style style:name="T64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65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66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3bebc8" style:font-size-asian="14pt" style:font-style-asian="normal" style:font-weight-asian="normal" style:font-size-complex="14pt" style:text-emphasize="none"/>
    </style:style>
    <style:style style:name="T67" style:family="text">
      <style:text-properties fo:color="#000000" loext:opacity="100%" style:text-outline="false" style:text-line-through-style="none" style:text-line-through-type="none" style:text-position="super 58%" style:font-name="Times New Roman" fo:font-size="14pt" fo:language="en" fo:country="US" fo:font-style="normal" fo:text-shadow="none" style:text-underline-style="none" fo:font-weight="normal" officeooo:rsid="003bebc8" style:font-size-asian="14pt" style:font-style-asian="normal" style:font-weight-asian="normal" style:font-size-complex="14pt" style:text-emphasize="none"/>
    </style:style>
    <style:style style:name="T68" style:family="text">
      <style:text-properties officeooo:rsid="003cc888"/>
    </style:style>
    <style:style style:name="T69" style:family="text">
      <style:text-properties fo:color="#000000" loext:opacity="100%" style:text-outline="false" style:text-line-through-style="none" style:text-line-through-type="none" style:text-position="super 58%" style:font-name="Times New Roman" fo:font-size="14pt" fo:language="en" fo:country="US" fo:font-style="normal" fo:text-shadow="none" style:text-underline-style="none" fo:font-weight="normal" officeooo:rsid="003cc888" style:font-size-asian="14pt" style:font-style-asian="normal" style:font-weight-asian="normal" style:font-size-complex="14pt" style:text-emphasize="none"/>
    </style:style>
    <style:style style:name="T70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3cc888" style:font-size-asian="14pt" style:font-style-asian="normal" style:font-weight-asian="normal" style:font-size-complex="14pt" style:text-emphasize="none"/>
    </style:style>
    <style:style style:name="T71" style:family="text">
      <style:text-properties fo:language="ru" fo:country="RU" officeooo:rsid="003cc888"/>
    </style:style>
    <style:style style:name="T72" style:family="text">
      <style:text-properties style:font-name="Times New Roman" fo:font-size="14pt" fo:language="ru" fo:country="RU" officeooo:rsid="003cc888" style:font-size-asian="14pt" style:font-size-complex="14pt"/>
    </style:style>
    <style:style style:name="T73" style:family="text">
      <style:text-properties fo:color="#000000" loext:opacity="100%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74" style:family="text">
      <style:text-properties fo:language="ru" fo:country="RU" officeooo:rsid="003fcd49"/>
    </style:style>
    <style:style style:name="T75" style:family="text">
      <style:text-properties fo:language="ru" fo:country="RU" officeooo:rsid="0040ad12"/>
    </style:style>
    <style:style style:name="T76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40ad12" style:font-size-asian="14pt" style:font-style-asian="normal" style:font-weight-asian="normal" style:font-size-complex="14pt" style:text-emphasize="none"/>
    </style:style>
    <style:style style:name="T77" style:family="text">
      <style:text-properties style:font-name="Times New Roman" fo:font-size="14pt" fo:language="ru" fo:country="RU" style:font-size-asian="14pt" style:font-size-complex="14pt"/>
    </style:style>
    <style:style style:name="T78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4290e2" style:font-size-asian="14pt" style:font-style-asian="normal" style:font-weight-asian="normal" style:font-size-complex="14pt" style:text-emphasize="none"/>
    </style:style>
    <style:style style:name="T79" style:family="text">
      <style:text-properties officeooo:rsid="004290e2"/>
    </style:style>
    <style:style style:name="T80" style:family="text">
      <style:text-properties style:font-name="Times New Roman" fo:font-size="14pt" officeooo:rsid="004290e2" style:font-size-asian="14pt" style:font-size-complex="14pt"/>
    </style:style>
    <style:style style:name="T81" style:family="text">
      <style:text-properties officeooo:rsid="00447ed4"/>
    </style:style>
    <style:style style:name="T82" style:family="text">
      <style:text-properties officeooo:rsid="0045214e"/>
    </style:style>
    <style:style style:name="T83" style:family="text">
      <style:text-properties officeooo:rsid="00460b9a"/>
    </style:style>
    <style:style style:name="T84" style:family="text">
      <style:text-properties officeooo:rsid="0046eda5"/>
    </style:style>
    <style:style style:name="T85" style:family="text">
      <style:text-properties officeooo:rsid="003134a0" style:font-size-complex="14pt"/>
    </style:style>
    <style:style style:name="T86" style:family="text">
      <style:text-properties style:font-name="Times New Roman" fo:font-size="14pt" style:font-size-asian="14pt" style:font-name-complex="Times New Roman1" style:font-size-complex="14pt"/>
    </style:style>
    <style:style style:name="T87" style:family="text">
      <style:text-properties style:font-name="Times New Roman" fo:font-size="14pt" officeooo:rsid="0024f51f" style:font-size-asian="14pt" style:font-name-complex="Times New Roman1" style:font-size-complex="14pt"/>
    </style:style>
    <style:style style:name="T88" style:family="text">
      <style:text-properties officeooo:rsid="00385e4a" style:font-size-complex="14pt"/>
    </style:style>
    <style:style style:name="T89" style:family="text">
      <style:text-properties officeooo:rsid="00071a31"/>
    </style:style>
    <style:style style:name="T90" style:family="text">
      <style:text-properties style:font-name="Times New Roman" fo:font-size="14pt" officeooo:rsid="001225fc" style:font-size-asian="14pt" style:font-name-complex="Times New Roman1" style:font-size-complex="14pt"/>
    </style:style>
    <style:style style:name="T91" style:family="text">
      <style:text-properties officeooo:rsid="00071a31" style:font-size-complex="14pt"/>
    </style:style>
    <style:style style:name="T92" style:family="text">
      <style:text-properties officeooo:rsid="001225fc" style:font-size-complex="14pt"/>
    </style:style>
    <style:style style:name="T93" style:family="text">
      <style:text-properties officeooo:rsid="0012dde6" style:font-size-complex="14pt"/>
    </style:style>
    <style:style style:name="T94" style:family="text">
      <style:text-properties officeooo:rsid="00141544"/>
    </style:style>
    <style:style style:name="T95" style:family="text">
      <style:text-properties officeooo:rsid="00141544" style:font-size-complex="14pt"/>
    </style:style>
    <style:style style:name="T96" style:family="text">
      <style:text-properties officeooo:rsid="001225f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2" loext:marker-style-name="T2"/>
      <text:p text:style-name="P3" loext:marker-style-name="T2"><text:span text:style-name="T2">федеральное государственное бюджетное образовательное учреждение </text:span><text:span text:style-name="T2"/></text:p>
      <text:p text:style-name="P3" loext:marker-style-name="T2"><text:span text:style-name="T2">высшего образования</text:span><text:span text:style-name="T2"/></text:p>
      <text:p text:style-name="P2" loext:marker-style-name="T2"/>
      <text:p text:style-name="P3" loext:marker-style-name="T2"><text:span text:style-name="T2">«АДЫГЕЙСКИЙ ГОСУДАРСТВЕННЫЙ УНИВЕРСИТЕТ»</text:span><text:span text:style-name="T2"/></text:p>
      <text:p text:style-name="P2" loext:marker-style-name="T2"/>
      <text:p text:style-name="P4" loext:marker-style-name="T2"><text:span text:style-name="T2">Кафедра </text:span><text:span text:style-name="T3">прикладной математики, информационных технологий и информационной безопасности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2"/>
          </table:table-cell>
          <table:table-cell table:style-name="Таблица1.A1" office:value-type="string">
            <text:p text:style-name="P5" loext:marker-style-name="T2"/>
            <text:p text:style-name="P6" loext:marker-style-name="T2"><text:span text:style-name="T2">«ДОПУСКАЕТСЯ К ЗАЩИТЕ»</text:span><text:span text:style-name="T2"/></text:p>
            <text:p text:style-name="P7" loext:marker-style-name="T2">Заведующий кафедрой</text:p>
            <text:p text:style-name="P8" loext:marker-style-name="T2"><text:span text:style-name="T4">Алиев Марат Вячеславович </text:span></text:p>
            <text:p text:style-name="P9" loext:marker-style-name="T2"><text:span text:style-name="T2">«</text:span><text:span text:style-name="T5">___</text:span><text:span text:style-name="T2">»</text:span><text:span text:style-name="T5"> __________ 20__</text:span><text:span text:style-name="T2"> г.</text:span></text:p>
            <text:p text:style-name="P10" loext:marker-style-name="T2"/>
          </table:table-cell>
        </table:table-row>
      </table:table>
      <text:p text:style-name="P11" loext:marker-style-name="T1"><text:span text:style-name="T1">ВЫПУСКНАЯ КВАЛИФИКАЦИОННАЯ РАБОТА</text:span><text:span text:style-name="T1"/></text:p>
      <text:p text:style-name="P2" loext:marker-style-name="T2"/>
      <text:p text:style-name="P3" loext:marker-style-name="T2"><text:span text:style-name="T2">Направление подготовки </text:span><text:span text:style-name="T6">10.03.01</text:span><text:span text:style-name="T7"> Информационная безопасность</text:span></text:p>
      <text:p text:style-name="P12" loext:marker-style-name="T2"><text:span text:style-name="T2">Направленность</text:span><text:span text:style-name="T8"> </text:span><text:span text:style-name="T2">«</text:span><text:span text:style-name="T3">Безопасность компьютерных сетей</text:span><text:span text:style-name="T5">»</text:span></text:p>
      <text:p text:style-name="P2" loext:marker-style-name="T2"/>
      <text:p text:style-name="P3" loext:marker-style-name="T2"><text:span text:style-name="T2">Тема</text:span><text:span text:style-name="T2"/></text:p>
      <text:p text:style-name="P13">Защита информации при использовании облачных сервисов</text:p>
      <text:p text:style-name="P2" loext:marker-style-name="T2"/>
      <text:p text:style-name="P2" loext:marker-style-name="T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4" loext:marker-style-name="T2"><text:span text:style-name="T2">Научный</text:span></text:p>
            <text:p text:style-name="P14" loext:marker-style-name="T2"><text:span text:style-name="T2">руководитель</text:span><text:span text:style-name="T2"/></text:p>
          </table:table-cell>
          <table:table-cell table:style-name="Таблица2.B1" office:value-type="string">
            <text:p text:style-name="P5" loext:marker-style-name="T2"/>
          </table:table-cell>
          <table:table-cell table:style-name="Таблица2.A1" office:value-type="string">
            <text:p text:style-name="P15">ст. преподаватель</text:p>
          </table:table-cell>
          <table:table-cell table:style-name="Таблица2.B1" office:value-type="string">
            <text:p text:style-name="P15">А. В. Дубровин</text:p>
          </table:table-cell>
          <table:table-cell table:style-name="Таблица2.E1" office:value-type="string">
            <text:p text:style-name="P16" loext:marker-style-name="T2"/>
          </table:table-cell>
          <table:table-cell table:style-name="Таблица2.B1" office:value-type="string">
            <text:p text:style-name="P2" loext:marker-style-name="T2"/>
          </table:table-cell>
        </table:table-row>
        <table:table-row table:style-name="Таблица2.1">
          <table:table-cell table:style-name="Таблица2.A2" office:value-type="string">
            <text:p text:style-name="P17" loext:marker-style-name="T9"/>
          </table:table-cell>
          <table:table-cell table:style-name="Таблица2.B2" office:value-type="string">
            <text:p text:style-name="P3" loext:marker-style-name="T9"><text:span text:style-name="T9">(подпись)</text:span><text:span text:style-name="T9"/></text:p>
          </table:table-cell>
          <table:table-cell table:style-name="Таблица2.C2" office:value-type="string">
            <text:p text:style-name="P3" loext:marker-style-name="T9"><text:span text:style-name="T9">(уч.степень, уч.звание)</text:span><text:span text:style-name="T9"/></text:p>
          </table:table-cell>
          <table:table-cell table:style-name="Таблица2.D2" office:value-type="string">
            <text:p text:style-name="P3" loext:marker-style-name="T9"><text:span text:style-name="T9">(И.О.Фамилия)</text:span><text:span text:style-name="T9"/></text:p>
          </table:table-cell>
          <table:table-cell table:style-name="Таблица2.E2" office:value-type="string">
            <text:p text:style-name="P18" loext:marker-style-name="T9"/>
          </table:table-cell>
          <table:table-cell table:style-name="Таблица2.F2" office:value-type="string">
            <text:p text:style-name="P3" loext:marker-style-name="T9"><text:span text:style-name="T9">(дата)</text:span><text:span text:style-name="T9"/></text:p>
          </table:table-cell>
        </table:table-row>
      </table:table>
      <text:p text:style-name="P5" loext:marker-style-name="T2"/>
      <text:p text:style-name="P5" loext:marker-style-name="T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6" loext:marker-style-name="T2"><text:span text:style-name="T2">Обучающийся</text:span><text:span text:style-name="T2"/></text:p>
          </table:table-cell>
          <table:table-cell table:style-name="Таблица3.B1" office:value-type="string">
            <text:p text:style-name="P19" loext:marker-style-name="T2">4-ИБ</text:p>
          </table:table-cell>
          <table:table-cell table:style-name="Таблица3.A1" office:value-type="string">
            <text:p text:style-name="P14" loext:marker-style-name="T2"><text:span text:style-name="T2">НОК «Институт точных наук и цифровых технологий»</text:span></text:p>
          </table:table-cell>
          <table:table-cell table:style-name="Таблица3.B1" office:value-type="string">
            <text:p text:style-name="P2" loext:marker-style-name="T2"/>
          </table:table-cell>
          <table:table-cell table:style-name="Таблица3.E1" office:value-type="string">
            <text:p text:style-name="P20" loext:marker-style-name="T10"/>
          </table:table-cell>
          <table:table-cell table:style-name="Таблица3.F1" office:value-type="string">
            <text:p text:style-name="P21">И. М. Мокеев</text:p>
          </table:table-cell>
        </table:table-row>
        <table:table-row table:style-name="Таблица3.1">
          <table:table-cell table:style-name="Таблица3.A2" office:value-type="string">
            <text:p text:style-name="P22" loext:marker-style-name="T11"/>
          </table:table-cell>
          <table:table-cell table:style-name="Таблица3.B2" office:value-type="string">
            <text:p text:style-name="P3" loext:marker-style-name="T9"><text:span text:style-name="T9">(группа)</text:span><text:span text:style-name="T9"/></text:p>
          </table:table-cell>
          <table:table-cell table:style-name="Таблица3.C2" office:value-type="string">
            <text:p text:style-name="P17" loext:marker-style-name="T9"/>
          </table:table-cell>
          <table:table-cell table:style-name="Таблица3.D2" office:value-type="string">
            <text:p text:style-name="P3" loext:marker-style-name="T9"><text:span text:style-name="T9">(подпись)</text:span><text:span text:style-name="T9"/></text:p>
          </table:table-cell>
          <table:table-cell table:style-name="Таблица3.E2" office:value-type="string">
            <text:p text:style-name="P17" loext:marker-style-name="T9"/>
          </table:table-cell>
          <table:table-cell table:style-name="Таблица3.F2" office:value-type="string">
            <text:p text:style-name="P3" loext:marker-style-name="T9"><text:span text:style-name="T9">(И.О.Фамилия)</text:span><text:span text:style-name="T9"/></text:p>
          </table:table-cell>
        </table:table-row>
      </table:table>
      <text:p text:style-name="P5" loext:marker-style-name="T2"/>
      <text:p text:style-name="P5" loext:marker-style-name="T2"/>
      <text:p text:style-name="P3" loext:marker-style-name="T2"><text:span text:style-name="T2">Майкоп 20</text:span><text:span text:style-name="T12">26</text:span></text:p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3"><text:soft-page-break/>СОДЕРЖАНИЕ</text:p>
          </text:index-title>
          <text:p text:style-name="P24"><text:a xlink:type="simple" xlink:href="#__RefHeading___Toc2581_4257830906" office:name="ВВЕДЕНИЕ" text:style-name="Index_20_Link" text:visited-style-name="Index_20_Link"><text:span text:style-name="T13">ВВЕДЕНИЕ<text:tab/>3</text:span></text:a></text:p>
          <text:p text:style-name="P24"><text:a xlink:type="simple" xlink:href="#__RefHeading___Toc2583_4257830906" office:name="ГЛАВА 1. Угрозы безопасности и основные риски" text:style-name="Index_20_Link" text:visited-style-name="Index_20_Link"><text:span text:style-name="T13">ГЛАВА 1. Угрозы безопасности и основные риски<text:tab/>4</text:span></text:a></text:p>
          <text:p text:style-name="P25"><text:a xlink:type="simple" xlink:href="#__RefHeading___Toc2585_4257830906" office:name="1.1. Основные сведения об облачных вычислениях" text:style-name="Index_20_Link" text:visited-style-name="Index_20_Link"><text:span text:style-name="T13">1.1. Основные сведения об облачных вычислениях<text:tab/>4</text:span></text:a></text:p>
          <text:p text:style-name="P25"><text:a xlink:type="simple" xlink:href="#__RefHeading___Toc2585_4257830906%20%D0%9A%D0%BE%D0%BF%D0%B8%D1%8F%201" office:name="1.2. Внешние и внутренние угрозы" text:style-name="Index_20_Link" text:visited-style-name="Index_20_Link"><text:span text:style-name="T13">1.2. Внешние и внутренние угрозы<text:tab/>5</text:span></text:a></text:p>
          <text:p text:style-name="P25"><text:a xlink:type="simple" xlink:href="#__RefHeading___Toc2587_4257830906" office:name="1.3. Возможные последствия инцидента в облаке" text:style-name="Index_20_Link" text:visited-style-name="Index_20_Link"><text:span text:style-name="T13">1.3. Возможные последствия инцидента в облаке<text:tab/>5</text:span></text:a></text:p>
          <text:p text:style-name="P24"><text:a xlink:type="simple" xlink:href="#__RefHeading___Toc2589_4257830906" office:name="ГЛАВА 2. Механизмы и технологии защиты информации" text:style-name="Index_20_Link" text:visited-style-name="Index_20_Link"><text:span text:style-name="T13">ГЛАВА 2. Механизмы и технологии защиты информации<text:tab/>6</text:span></text:a></text:p>
          <text:p text:style-name="P25"><text:a xlink:type="simple" xlink:href="#__RefHeading___Toc2591_4257830906" office:name="2.1. Шифрование, аутентификация, контроль доступа" text:style-name="Index_20_Link" text:visited-style-name="Index_20_Link"><text:span text:style-name="T13">2.1. Шифрование, аутентификация, контроль доступа<text:tab/>6</text:span></text:a></text:p>
          <text:p text:style-name="P25"><text:a xlink:type="simple" xlink:href="#__RefHeading___Toc2593_4257830906" office:name="2.2. Юридические и нормативные аспекты (законодательство, договоры)" text:style-name="Index_20_Link" text:visited-style-name="Index_20_Link"><text:span text:style-name="T13">2.2. Юридические и нормативные аспекты (законодательство, договоры)<text:tab/>6</text:span></text:a></text:p>
          <text:p text:style-name="P24"><text:a xlink:type="simple" xlink:href="#__RefHeading___Toc2595_4257830906" office:name="ГЛАВА 3. Построение своего тестового облачного сервиса, тестирование и настройка безопасности данного сервиса." text:style-name="Index_20_Link" text:visited-style-name="Index_20_Link"><text:span text:style-name="T13">ГЛАВА 3. Построение своего тестового облачного сервиса, тестирование и настройка безопасности данного сервиса.<text:tab/>7</text:span></text:a></text:p>
          <text:p text:style-name="P25"><text:a xlink:type="simple" xlink:href="#__RefHeading___Toc6545_4257830906" office:name="3.1. Создание тестового полигона" text:style-name="Index_20_Link" text:visited-style-name="Index_20_Link"><text:span text:style-name="T13">3.1. Создание тестового полигона<text:tab/>7</text:span></text:a></text:p>
          <text:p text:style-name="P25"><text:a xlink:type="simple" xlink:href="#__RefHeading___Toc2599_4257830906" office:name="3.2. Создание сервиса хранения данных и его подключение" text:style-name="Index_20_Link" text:visited-style-name="Index_20_Link"><text:span text:style-name="T13">3.2. Создание сервиса хранения данных и его подключение<text:tab/>7</text:span></text:a></text:p>
          <text:p text:style-name="P25"><text:a xlink:type="simple" xlink:href="#__RefHeading___Toc2599_4257830906%20%D0%9A%D0%BE%D0%BF%D0%B8%D1%8F%201" office:name="3.3. Тестирование на уязвимости" text:style-name="Index_20_Link" text:visited-style-name="Index_20_Link"><text:span text:style-name="T13">3.3. Тестирование на уязвимости<text:tab/>7</text:span></text:a></text:p>
          <text:p text:style-name="P25"><text:a xlink:type="simple" xlink:href="#__RefHeading___Toc2599_4257830906%20%D0%9A%D0%BE%D0%BF%D0%B8%D1%8F%202" office:name="3.4. Исправление уязвимостей" text:style-name="Index_20_Link" text:visited-style-name="Index_20_Link"><text:span text:style-name="T13">3.4. Исправление уязвимостей<text:tab/>7</text:span></text:a></text:p>
          <text:p text:style-name="P25"><text:a xlink:type="simple" xlink:href="#__RefHeading___Toc2599_4257830906%20%D0%9A%D0%BE%D0%BF%D0%B8%D1%8F%203" office:name="3.5. Заключение" text:style-name="Index_20_Link" text:visited-style-name="Index_20_Link"><text:span text:style-name="T13">3.5. Заключение<text:tab/>7</text:span></text:a></text:p>
          <text:p text:style-name="P24"><text:a xlink:type="simple" xlink:href="#__RefHeading___Toc2601_4257830906" office:name="ЗАКЛЮЧЕНИЕ" text:style-name="Index_20_Link" text:visited-style-name="Index_20_Link"><text:span text:style-name="T13">ЗАКЛЮЧЕНИЕ<text:tab/>8</text:span></text:a></text:p>
          <text:p text:style-name="P24"><text:a xlink:type="simple" xlink:href="#__RefHeading___Toc2603_4257830906" office:name="СПИСОК ИСПОЛЬЗОВАННЫХ ИСТОЧНИКОВ" text:style-name="Index_20_Link" text:visited-style-name="Index_20_Link"><text:span text:style-name="T13">СПИСОК ИСПОЛЬЗОВАННЫХ ИСТОЧНИКОВ<text:tab/>9</text:span></text:a></text:p>
          <text:p text:style-name="P24"><text:a xlink:type="simple" xlink:href="#__RefHeading___Toc2605_4257830906" office:name="ПРИЛОЖЕНИЕ 1. НАЗВАНИЕ ПРИЛОЖЕНИЯ" text:style-name="Index_20_Link" text:visited-style-name="Index_20_Link"><text:span text:style-name="T13">ПРИЛОЖЕНИЕ 1. НАЗВАНИЕ ПРИЛОЖЕНИЯ<text:tab/>10</text:span></text:a></text:p>
          <text:p text:style-name="P24"><text:a xlink:type="simple" xlink:href="#__RefHeading___Toc2607_4257830906" office:name="ПРИЛОЖЕНИЕ 2. НАЗВАНИЕ ПРИЛОЖЕНИЯ" text:style-name="Index_20_Link" text:visited-style-name="Index_20_Link"><text:span text:style-name="T13">ПРИЛОЖЕНИЕ 2. НАЗВАНИЕ ПРИЛОЖЕНИЯ<text:tab/>11</text:span></text:a></text:p>
        </text:index-body>
      </text:table-of-content>
      <text:h text:style-name="Заглавие_20_Глав" text:outline-level="1"><text:bookmark-start text:name="_Toc40239787"/><text:bookmark-start text:name="__RefHeading___Toc2581_4257830906"/>ВВЕДЕНИЕ<text:bookmark-end text:name="_Toc40239787"/><text:bookmark-end text:name="__RefHeading___Toc2581_4257830906"/></text:h>
      <text:p text:style-name="P26"><text:span text:style-name="T14">Облачные технологии </text:span><text:span text:style-name="T15">являются</text:span><text:span text:style-name="T14"> </text:span><text:span text:style-name="T16">одной из ключевых технологий</text:span><text:span text:style-name="T14"> </text:span><text:span text:style-name="T16">на которой функционирует большая часть сети интернет</text:span><text:span text:style-name="T14">. Они обеспечивают гибкость и масштабируемость ресурсов, позволяя компаниям быстро адаптироваться к меняющимся требованиям рынка. Стоимость использования облачных решений значительно ниже затрат на собственную инфраструктуру. Благодаря облакам бизнес получает возможность быстрее развертывать новые продукты и услуги, </text:span><text:span text:style-name="T16">а у конечного пользователя появляется больше доступных инструментов и сервисов</text:span><text:span text:style-name="T14">. В 2025 г. объ­ем рос­сий­ско­го рын­ка об­лач­ных сер­ви­сов вы­рос на 32,8% в срав­не­нии с 2024 г. и сос­та­вил 416,5 млрд руб. Ли­деры сег­мен­та по ито­гам 2025 г. от­ме­тили ин­ди­видуаль­ный при­рост как в фи­нан­со­вых по­каза­телях, так и в ко­личес­тве клиен­тов. Иг­ро­ки рын­ка счи­тают, что этот рост про­дол­жит­ся и в 2026 г.</text:span><text:span text:style-name="T17">[2] </text:span>Прогнозы предсказывают, что с 2024 по 2029 год рынок публичных облаков в России вырастет до 801 млрд рублей.<text:span text:style-name="T18">[1] </text:span><text:span text:style-name="T19">На основании полученных данных можно с уверенностью заявить что безопасность облака принесла удобство но вместе с ним появились и серьезные риски, так как если в случае атаки будет нарушена работоспособность облака или конфиденциальность данных его клиентов, то это приведет к серьёзным последствия: финансовые взыскания, юридические разбирательства, репутационные потери. Поэтому безопасность облака должна иметь высокий приоритет и соответствующий уровень защиты.</text:span></text:p>
      <text:p text:style-name="P27"><text:span text:style-name="T20">Цель данной работы определить основные угрозы и риски облачных решений, рассмотреть механизмы, технологии защиты информации в облаке и создать тестовую инфраструктуру для наглядной демонстрации рисков и решений защиты облака. Для этого будет рассмотрена Российская нормативная база, будет проведен обзор решений обеспечения безопасности в облаке, а затем на основе полученных данных будет развернута собственная тестовая модель для детальной демонстрации</text:span><text:span text:style-name="T21">, </text:span><text:span text:style-name="T22">которая будет включать:</text:span></text:p>
      <text:p text:style-name="P28"><text:span text:style-name="T23">-</text:span><text:span text:style-name="T21"> Облачный сервис хранения данных.</text:span></text:p>
      <text:p text:style-name="P29">- Устройства пользователей.</text:p>
      <text:p text:style-name="P30">-<text:span text:style-name="T24">Устройство злоумышленника.</text:span></text:p>
      <text:p text:style-name="P30">-<text:span text:style-name="T24">сетевые устройства.</text:span></text:p>
      <text:p text:style-name="P30">-<text:span text:style-name="T24">Различное ПО для тестирования и обеспечения безопасности.</text:span></text:p>
      <text:h text:style-name="P31" text:outline-level="1"><text:bookmark-start text:name="__RefHeading___Toc2583_4257830906"/><text:bookmark-start text:name="_Toc40239788"/>ГЛАВА 1. <text:bookmark-end text:name="_Toc40239788"/>Угрозы безопасности и основные риски<text:bookmark-end text:name="__RefHeading___Toc2583_4257830906"/></text:h>
      <text:h text:style-name="P32" text:outline-level="2" loext:marker-style-name="T25"><text:bookmark-start text:name="__RefHeading___Toc2585_4257830906"/><text:bookmark-start text:name="_Toc40239789"/>1.1.<text:bookmark-end text:name="_Toc40239789"/> <text:span text:style-name="T26">Основные сведения об облачных вычислениях</text:span><text:span text:style-name="T27"> </text:span><text:bookmark-end text:name="__RefHeading___Toc2585_4257830906"/></text:h>
      <text:p text:style-name="P33">Прежде чем начать изучение угроз, нужно сделать отступление и рассказать немного про сами облачные технологии.<text:span text:style-name="T28"> </text:span><text:span text:style-name="T29">Необходимо дать</text:span><text:span text:style-name="T30"> некоторые</text:span><text:span text:style-name="T31"> </text:span><text:span text:style-name="T32">определения </text:span><text:span text:style-name="T33">терминам</text:span><text:span text:style-name="T32">, </text:span><text:span text:style-name="T34">которые имеют прямое отношение к пониманию темы</text:span><text:span text:style-name="T32">:</text:span></text:p>
      <text:list text:style-name="L1">
        <text:list-item>
          <text:p text:style-name="P34"><text:span text:style-name="Strong_20_Emphasis">Облачные вычисления</text:span> – это модель предоставления по запросу (заявке) сетевого доступа к облачным ресурсам, выделяемым вне зависимости от времени суток, канала доступа в вычислительную сеть.<text:span text:style-name="T35">[4]</text:span></text:p>
        </text:list-item>
        <text:list-item>
          <text:p text:style-name="P35"><text:span text:style-name="T36">виртуальная инфраструктура:</text:span> Композиция иерархически взаимосвязанных групп виртуальных устройств обработки, хранения и/или передачи данных, а также группы необходимых для их работы аппаратных и/или программных средств.<text:span text:style-name="T37">[3]</text:span></text:p>
        </text:list-item>
        <text:list-item>
          <text:p text:style-name="P36"><text:span text:style-name="T36">виртуализация систем хранения данных:</text:span> Технология построения изолированного пространства хранения данных с единым интерфейсом управления на основе машинных накопителей информации, обеспечивающая получение необходимой информации посредством ее передачи по каналам передачи данных.<text:span text:style-name="T38">[3]</text:span></text:p>
        </text:list-item>
        <text:list-item>
          <text:p text:style-name="P37"><text:span text:style-name="T39">гипервизор [вычислительных систем] (монитор виртуальных машин):</text:span><text:span text:style-name="T27"> Программа, создающая среду функционирования других программ (в том числе других гипервизоров) за счет имитации аппаратных средств вычислительной техники, управления данными средствами и гостевыми операционными системами, функционирующими в данной среде.</text:span><text:span text:style-name="T40">[3]</text:span></text:p>
        </text:list-item>
        <text:list-item>
          <text:p text:style-name="P37"><text:span text:style-name="T41">г</text:span><text:span text:style-name="T42">ипервизор I типа:</text:span><text:span text:style-name="T43"> Гипервизор, устанавливаемый непосредственно на аппаратное обеспечение в качестве системного программного обеспечения.</text:span></text:p>
        </text:list-item>
        <text:list-item>
          <text:p text:style-name="P38"><text:soft-page-break/><text:s/><text:span text:style-name="T36">гипервизор II типа:</text:span> Гипервизор, устанавливаемый в среде хостовой операционной системы в качестве прикладного программного обеспечения.</text:p>
        </text:list-item>
      </text:list>
      <text:p text:style-name="P33">Существует множество вариантов предоставления облачных услуг,<text:span text:style-name="T44"> </text:span><text:span text:style-name="T45">к</text:span><text:span text:style-name="T46">оторы</text:span><text:span text:style-name="T46">е отличаются по типу назначения и имеют дополнительное ПО для облегчения работы. Поэтому здесь</text:span> будут перечислены самые распространенные <text:span text:style-name="T47">модели</text:span>:</text:p>
      <text:list text:style-name="L2">
        <text:list-item>
          <text:p text:style-name="P39"><text:span text:style-name="Strong_20_Emphasis">IaaS</text:span> (англ. Infrastructure-as-a-Service) – модель <text:span text:style-name="T48">предоставления</text:span> облачных вычислений, <text:span text:style-name="T49">чаще всего</text:span> включает в себя: серверную инфраструктуру, хранилища и обслуживание <text:span text:style-name="T50">техники</text:span>.</text:p>
        </text:list-item>
        <text:list-item>
          <text:p text:style-name="P39"><text:span text:style-name="Strong_20_Emphasis">PaaS</text:span> (англ. Platform-as-a-Service) – <text:span text:style-name="T49">включает </text:span><text:span text:style-name="T51">в себя </text:span><text:span text:style-name="T49">удаленную</text:span> инфраструктуру для разработки и развертывания приложений с предустановленными настройками. Например почтовый сервер, система управления базой данных, веб-сервер.</text:p>
        </text:list-item>
        <text:list-item>
          <text:p text:style-name="P39"><text:span text:style-name="Strong_20_Emphasis">SaaS</text:span> (англ. Software-as-a-Service) – ПО как сервис, <text:span text:style-name="T52">предоставляет клиенту услугу</text:span> развер<text:span text:style-name="T52">тывания и поддержки приложения</text:span> на платформе провайдера. </text:p>
        </text:list-item>
        <text:list-item>
          <text:p text:style-name="P40">BaaS (<text:span text:style-name="T53">англ.</text:span><text:span text:style-name="T54"> </text:span>Backup<text:span text:style-name="T54">-as-a-Service</text:span>) – <text:span text:style-name="T55">облачное решение для создания и хранения резервных копий. Полезная услуга для защиты информации.</text:span></text:p>
          <text:p text:style-name="P41">Теперь зная как выглядит модель предоставления услуг пользователю, <text:span text:style-name="T56">становится ясно что все риски связанные с железом и ПО, отвечающим за разделение ресурсов сервера для дальнейшего предоставления пользователю — гипервизором. </text:span><text:span text:style-name="T57">В зоне ответственности пользователя находится вся его деятельность в облаке. Ситуация когда ответственность находится в </text:span><text:span text:style-name="T33">ведении</text:span><text:span text:style-name="T57"> </text:span><text:span text:style-name="T33">нескольких сторон называется</text:span><text:span text:style-name="T57"> — принцип разделения ответственности. </text:span><text:span text:style-name="T58">Поэтому важно учитывать что вы не сможете полностью контролировать деятельность по обеспечению безопасности, </text:span><text:span text:style-name="T33">в вашей сфере находятся только ваше облако, а вся аппаратная часть а также ПО на стороне провайдера является его зоной ответственности. </text:span></text:p>
        </text:list-item>
      </text:list>
      <text:h text:style-name="P42" text:outline-level="2" loext:marker-style-name="T25"><text:bookmark-start text:name="__RefHeading___Toc2585_4257830906 Копия 1"/><text:bookmark-start text:name="_Toc40239789 Копия 1"/><text:soft-page-break/>1.<text:span text:style-name="T26">2</text:span>.<text:bookmark-end text:name="_Toc40239789 Копия 1"/> <text:s/><text:span text:style-name="T59">У</text:span>грозы <text:span text:style-name="T59">облачных вычислений</text:span><text:bookmark-end text:name="__RefHeading___Toc2585_4257830906 Копия 1"/></text:h>
      <text:p text:style-name="P43">Итак, зная что в облаках применяется принцип разделения ответственности, первое разделение идет по принципу принадлежности провайдер или пользователь. <text:span text:style-name="T60">Рассматривать их нужно отдельно из-за специфики инфраструктуры. </text:span><text:span text:style-name="T61">Угрозы будем рассматривать по банку данных угроз ФСТЭК.</text:span></text:p>
      <text:p text:style-name="P44">Основные угрозы для поставщика облачных услуг:</text:p>
      <text:p text:style-name="P45"><text:span text:style-name="T62">(</text:span><text:span text:style-name="T63">УБИ-20) </text:span><text:span text:style-name="T64">Угроза злоупотребления возможностями, предоставленными потребителям облачных услуг. </text:span><text:span text:style-name="T62">Заключается в </text:span><text:span text:style-name="T64">возможности осуществления потребителем</text:span><text:span text:style-name="T65"> </text:span><text:span text:style-name="T66">и</text:span><text:span text:style-name="T63">ли</text:span><text:span text:style-name="T65"> </text:span><text:span text:style-name="T64">(нарушителем) деструктивных программных воздействий на различные системы с помощью арендованных ресурсов облачного сервера.</text:span><text:span text:style-name="T67">[5]</text:span></text:p>
      <text:p text:style-name="P45"><text:span text:style-name="T62">(УБИ-21) </text:span><text:span text:style-name="T64">Угроза злоупотребления доверием потребителей облачных услуг. Угроза заключается в возможности нарушения (случайно или намеренно) защищённости информации потребителей облачных услуг внутренними нарушителями поставщика облачных услуг.</text:span><text:span text:style-name="T67">[5]</text:span></text:p>
      <text:p text:style-name="P46">(УБИ-2<text:span text:style-name="T68">2</text:span>) <text:span text:style-name="T64">Угроза избыточного выделения оперативной памяти. Угроза заключается в возможности выделения значительных ресурсов оперативной памяти для обслуживания запросов вредоносных программ и соответственного снижения объёма ресурсов оперативной памяти, доступных в системе для выделения в ответ на запросы программ легальных пользователей.</text:span><text:span text:style-name="T69">[5]</text:span></text:p>
      <text:p text:style-name="P46"><text:span text:style-name="T70">(УБИ-40) </text:span><text:span text:style-name="T64">Угроза конфликта юрисдикций различных стран. Угроза заключается в возможности отказа в трансграничной передаче защищаемой информации в рамках оказания облачных услуг в соответствии с требованиями локального законодательства стран, резиденты которых участвуют в оказании облачных услуг.</text:span><text:span text:style-name="T69">[5]</text:span></text:p>
      <text:p text:style-name="P47"><text:span text:style-name="T71">(УБИ-43)</text:span><text:span text:style-name="T72"> </text:span><text:span text:style-name="T64">Угроза нарушения доступности облачного сервера.</text:span><text:span text:style-name="T73"> </text:span><text:span text:style-name="T64">Угроза заключается в возможности прекращения оказания облачных услуг из-за нарушения доступности облачной инфраструктуры.</text:span><text:span text:style-name="T69">[5]</text:span></text:p>
      <text:p text:style-name="P47"><text:soft-page-break/><text:span text:style-name="T71">(УБИ-4</text:span><text:span text:style-name="T74">4</text:span><text:span text:style-name="T71">) </text:span><text:span text:style-name="T64">Угроза нарушения изоляции пользовательских данных внутри виртуальной машины. Угроза заключается в возможности нарушения безопасности пользовательских данных программ, функционирующих внутри виртуальной машины, вредоносным программным обеспечением, функционирующим вне виртуальной машины.</text:span><text:span text:style-name="T69">[5]</text:span></text:p>
      <text:p text:style-name="P48"><text:span text:style-name="T28">(УБИ-</text:span><text:span text:style-name="T75">48</text:span><text:span text:style-name="T28">) </text:span><text:span text:style-name="T64">Угроза нарушения технологии обработки информации путём несанкционированного внесения изменений в образы виртуальных машин. Угроза заключается в возможности осуществления деструктивного программного воздействия на дискредитируемую систему или опосредованного деструктивного программного воздействия через неё на другие системы путём осуществления </text:span><text:span text:style-name="T76">нсд</text:span><text:span text:style-name="T64"> к образам виртуальных машин.</text:span><text:span text:style-name="T69">[5]</text:span></text:p>
      <text:p text:style-name="P48"><text:span text:style-name="T28">(УБИ-</text:span><text:span text:style-name="T75">52</text:span><text:span text:style-name="T28">) </text:span><text:span text:style-name="T64">Угроза невозможности миграции образов виртуальных машин из-за несовместимости аппаратного и программного обеспечения. Угроза заключается в возможности возникновения у потребителя облачных услуг непреодолимых сложностей для смены поставщика облачных услуг из-за технических сложностей в реализации процедуры миграции образов виртуальных машин из облачной системы одного поставщика облачных услуг в систему другого.</text:span><text:span text:style-name="T69">[5]</text:span></text:p>
      <text:p text:style-name="P48"><text:span text:style-name="T28">(УБИ-</text:span><text:span text:style-name="T75">55</text:span><text:span text:style-name="T28">)</text:span><text:span text:style-name="T77"> </text:span><text:span text:style-name="T64">Угроза незащищённого администрирования облачных услуг. Угроза заключается в возможности осуществления опосредованного деструктивного программного воздействия на часть или все информационные системы, функционирующие в облачной среде, путём перехвата управления над облачной инфраструктурой через механизмы удалённого администрирования.</text:span><text:span text:style-name="T69">[5]</text:span></text:p>
      <text:p text:style-name="P49"><text:span text:style-name="T78">(УБИ-58) </text:span><text:span text:style-name="T64">Угроза неконтролируемого роста числа виртуальных машин. Угроза заключается в возможности ограничения или нарушения доступности виртуальных ресурсов для конечных потребителей облачных услуг путём случайного или несанкционированного преднамеренного создания нарушителем множества виртуальных машин.</text:span><text:span text:style-name="T69">[5]</text:span></text:p>
      <text:p text:style-name="P50"><text:soft-page-break/><text:span text:style-name="T79">(УБИ-66)</text:span><text:span text:style-name="T80"> </text:span><text:span text:style-name="T64">Угроза неопределённости ответственности за обеспечение безопасности облака. Угроза заключается в возможности невыполнения ряда мер по защите информации как поставщиком облачных услуг, так и их потребителем.</text:span><text:span text:style-name="T69">[5]</text:span></text:p>
      <text:p text:style-name="P50"><text:span text:style-name="T79">(УБИ-6</text:span><text:span text:style-name="T81">7</text:span><text:span text:style-name="T79">) </text:span><text:span text:style-name="T64">Угроза неправомерного ознакомления с защищаемой информацией. Угроза заключается в возможности неправомерного случайного или преднамеренного ознакомления пользователя с информацией, которая для него не предназначена, и дальнейшего её использования для достижения своих или заданных ему другими лицами (организациями) деструктивных целей.</text:span><text:span text:style-name="T69">[5]</text:span></text:p>
      <text:p text:style-name="P51"><text:span text:style-name="T79">(УБИ-</text:span><text:span text:style-name="T81">70</text:span><text:span text:style-name="T79">)</text:span><text:span text:style-name="T80"> </text:span><text:span text:style-name="T64">Угроза непрерывной модернизации облачной инфраструктуры. Угроза заключается в возможности занесения в облачную систему уязвимостей и слабостей вместе с добавлением нового программного или аппаратного обеспечения. При этом система, рассматриваемая как защищённая на этапе ввода её в эксплуатацию, уже не может считаться таковой после её модернизации.</text:span><text:span text:style-name="T69">[5]</text:span></text:p>
      <text:p text:style-name="P52"><text:span text:style-name="T79">(УБИ-</text:span><text:span text:style-name="T81">7</text:span><text:span text:style-name="T82">6</text:span><text:span text:style-name="T79">) </text:span><text:span text:style-name="T64">Угроза несанкционированного доступа к гипервизору из виртуальной машины и (или) физической сети. <text:s/>Угроза заключается в возможности приведения нарушителем всей или части виртуальной инфраструктуры в состояние «отказ в обслуживании» путём осуществления деструктивного программного воздействия на гипервизор из запущенных в созданной им виртуальной среде виртуальных машин, или осуществления воздействия на гипервизор через его подключение к физической вычислительной сети.</text:span><text:span text:style-name="T69">[5]</text:span></text:p>
      <text:p text:style-name="P52"><text:span text:style-name="T79">(УБИ-</text:span><text:span text:style-name="T81">7</text:span><text:span text:style-name="T83">8</text:span><text:span text:style-name="T79">) </text:span><text:span text:style-name="T64">Угроза несанкционированного доступа к защищаемым виртуальным машинам из виртуальной и (или) физической сети. Угроза заключается в возможности осуществления нарушителем деструктивного программного воздействия на виртуальные машины из виртуальной и (или) физической сети как с помощью стандартных (не виртуальных) сетевых технологий, так и с помощью сетевых технологий виртуализации.</text:span><text:span text:style-name="T69">[5]</text:span></text:p>
      <text:p text:style-name="P52"><text:soft-page-break/><text:span text:style-name="T79">(УБИ-</text:span><text:span text:style-name="T81">7</text:span><text:span text:style-name="T83">9</text:span><text:span text:style-name="T79">) </text:span><text:span text:style-name="T64">Угроза несанкционированного доступа к защищаемым виртуальным машинам со стороны других виртуальных машин. Угроза заключается в возможности осуществления деструктивного программного воздействия на защищаемые виртуальные машины со стороны других виртуальных машин с помощью различных механизмов обмена данными между виртуальными машинами, реализуемых гипервизором и активированных в системе.</text:span><text:span text:style-name="T69">[5]</text:span></text:p>
      <text:p text:style-name="P53"><text:span text:style-name="T79">(УБИ-</text:span><text:span text:style-name="T83">80</text:span><text:span text:style-name="T79">) </text:span><text:span text:style-name="T64">Угроза несанкционированного доступа к защищаемым виртуальным устройствам из виртуальной и (или) физической сети. Угроза заключается в возможности удалённого осуществления нарушителем несанкционированного доступа к виртуальным устройствам из виртуальной и (или) физической сети с помощью различных сетевых технологий, используемых для осуществления обмена данными в системе, построенной с использованием технологий виртуализации.</text:span><text:span text:style-name="T69">[5]</text:span></text:p>
      <text:p text:style-name="P53"><text:span text:style-name="T79">(УБИ-</text:span><text:span text:style-name="T83">8</text:span><text:span text:style-name="T84">4</text:span><text:span text:style-name="T79">)</text:span><text:span text:style-name="T80"> </text:span><text:span text:style-name="T64">Угроза несанкционированного доступа к системе хранения данных из виртуальной и (или) физической сети. Угроза заключается в возможности осуществления деструктивного программного воздействия на виртуальные устройства хранения данных и (или) виртуальные диски (являющиеся как сегментами виртуального дискового пространства, созданного отдельным виртуальным устройством, так и единым виртуальным дисковым пространством, созданным путём логического объединения нескольких виртуальных устройств хранения данных).</text:span><text:span text:style-name="T69">[5]</text:span></text:p>
      <text:p text:style-name="P53"><text:span text:style-name="T79">(УБИ-</text:span><text:span text:style-name="T83">8</text:span><text:span text:style-name="T84">7</text:span><text:span text:style-name="T79">) </text:span><text:span text:style-name="T64">Угроза несанкционированного использования привилегированных функций BIOS. Угроза заключается в возможности использования нарушителем потенциально опасных возможностей BIOS/UEFI.</text:span><text:span text:style-name="T69">[5]</text:span></text:p>
      <text:p text:style-name="P53"><text:span text:style-name="T79">(УБИ-</text:span><text:span text:style-name="T84">164</text:span><text:span text:style-name="T79">)</text:span><text:span text:style-name="T80"> </text:span><text:span text:style-name="T64">Угроза распространения состояния «отказ в обслуживании» в облачной инфраструктуре. Угроза заключается в возможности распространения негативных последствий от реализации угроз на физическом или виртуальном уровне облачной инфраструктуры на уровни управления и оркестровки, а также </text:span><text:soft-page-break/><text:span text:style-name="T64">на все информационные системы, развёрнутые на базе дискредитированной облачной инфраструктуры.</text:span><text:span text:style-name="T69">[5]</text:span></text:p>
      <text:p text:style-name="P53"><text:span text:style-name="T79">(УБИ-</text:span><text:span text:style-name="T84">182</text:span><text:span text:style-name="T79">)</text:span><text:span text:style-name="T80"> </text:span><text:span text:style-name="T64">Угроза физического устаревания аппаратных компонентов. Угроза заключается в возможности нарушения функциональности системы, связанной с безопасностью, вследствие отказов аппаратных компонентов этой системы из-за их физического устаревания (ржавление, быстрый износ, окисление, загрязнение, отслаивание, шелушение и др.), обусловленного влиянием физической окружающей среды (влажности, пыли, коррозийных субстанций).</text:span><text:span text:style-name="T69">[5]</text:span></text:p>
      <text:p text:style-name="P54"><text:span text:style-name="T79">(УБИ-</text:span><text:span text:style-name="T84">209</text:span><text:span text:style-name="T79">)</text:span><text:span text:style-name="T80"> </text:span><text:span text:style-name="T64">Угроза несанкционированного доступа к защищаемой памяти <text:s/>ядра процессора. Угроза заключается в возможности получения доступа к защищенной памяти из программы, не обладающей соответствующими правами, в результате эксплуатации уязвимостей, позволяющих преодолеть механизм разграничения доступа, реализуемый центральным процессором.</text:span><text:span text:style-name="T69">[5]</text:span></text:p>
      <text:p text:style-name="P54"><text:span text:style-name="T79">(УБИ-</text:span><text:span text:style-name="T84">210</text:span><text:span text:style-name="T79">) </text:span><text:span text:style-name="T64">Угроза нарушения работы информационной системы, вызванного обновлением используемого в ней программного обеспечения. Угроза заключается в возможном нарушении функционирования программных, программно-аппаратных элементов информационной системы или информационной системы в целом из-за некорректной работы установленных обновлений (патчей) системного программного обеспечения.</text:span><text:span text:style-name="T69">[5]</text:span></text:p>
      <text:p text:style-name="P55"/>
      <text:p text:style-name="P53"/>
      <text:p text:style-name="P45"><text:span text:style-name="T64"><text:line-break/></text:span></text:p>
      <text:p text:style-name="P56"/>
      <text:p text:style-name="P57"/>
      <text:p text:style-name="P43"/>
      <text:h text:style-name="P58" text:outline-level="2" loext:marker-style-name="T25"><text:bookmark-start text:name="__RefHeading___Toc2587_4257830906"/><text:bookmark-start text:name="_Toc40239790"/><text:soft-page-break/><text:span text:style-name="T25">1.</text:span><text:span text:style-name="T85">3</text:span><text:span text:style-name="T25">. </text:span><text:bookmark-end text:name="_Toc40239790"/><text:span text:style-name="T86">Возможные последствия </text:span><text:span text:style-name="T87">инцидента в облаке</text:span><text:bookmark-end text:name="__RefHeading___Toc2587_4257830906"/></text:h>
      <text:h text:style-name="P31" text:outline-level="1"><text:bookmark-start text:name="__RefHeading___Toc2589_4257830906"/><text:bookmark-start text:name="_Toc40239792"/>ГЛАВА 2. <text:bookmark-end text:name="_Toc40239792"/>Механизмы и технологии защиты информации<text:bookmark-end text:name="__RefHeading___Toc2589_4257830906"/></text:h>
      <text:h text:style-name="P58" text:outline-level="2" loext:marker-style-name="T25"><text:bookmark-start text:name="__RefHeading___Toc2591_4257830906"/><text:bookmark-start text:name="_Toc40239793"/><text:span text:style-name="T25">2.1. </text:span><text:bookmark-end text:name="_Toc40239793"/><text:span text:style-name="T86">Шифрование, аутентификация, контроль доступа </text:span><text:bookmark-end text:name="__RefHeading___Toc2591_4257830906"/></text:h>
      <text:h text:style-name="P58" text:outline-level="2" loext:marker-style-name="T25"><text:bookmark-start text:name="__RefHeading___Toc2593_4257830906"/><text:bookmark-start text:name="_Toc40239794"/><text:span text:style-name="T25">2.2. </text:span><text:bookmark-end text:name="_Toc40239794"/><text:span text:style-name="T88">Законы регулирующие облачные вычисления</text:span><text:span text:style-name="T86"> </text:span><text:bookmark-end text:name="__RefHeading___Toc2593_4257830906"/></text:h>
      <text:p text:style-name="P59" loext:marker-style-name="T25"/>
      <text:h text:style-name="P60" text:outline-level="1"><text:bookmark-start text:name="__RefHeading___Toc2595_4257830906"/><text:bookmark-start text:name="_Toc40239792 Копия 2"/>ГЛАВА <text:span text:style-name="T89">3</text:span>. <text:bookmark-end text:name="_Toc40239792 Копия 2"/><text:span text:style-name="T90">Построение своего тестового облачного сервиса, тестирование и настройка безопасности данного сервиса.</text:span><text:bookmark-end text:name="__RefHeading___Toc2595_4257830906"/></text:h>
      <text:h text:style-name="P61" text:outline-level="2" loext:marker-style-name="T25"><text:bookmark-start text:name="__RefHeading___Toc6545_4257830906"/><text:span text:style-name="T91">3</text:span><text:bookmark-start text:name="_Toc40239793 Копия 2"/><text:span text:style-name="T25">.1. </text:span><text:bookmark-end text:name="_Toc40239793 Копия 2"/><text:span text:style-name="T92">Создание тестового полигона</text:span><text:span text:style-name="T86"> </text:span><text:bookmark-end text:name="__RefHeading___Toc6545_4257830906"/></text:h>
      <text:h text:style-name="P62" text:outline-level="2" loext:marker-style-name="T25"><text:bookmark-start text:name="__RefHeading___Toc2599_4257830906"/><text:span text:style-name="T91">3</text:span><text:bookmark-start text:name="_Toc40239794 Копия 2"/><text:span text:style-name="T25">.2.</text:span><text:bookmark-end text:name="_Toc40239794 Копия 2"/><text:span text:style-name="T92"> Создание </text:span><text:span text:style-name="T93">сервиса хранения данных и его подключение</text:span><text:bookmark-end text:name="__RefHeading___Toc2599_4257830906"/></text:h>
      <text:h text:style-name="P63" text:outline-level="2" loext:marker-style-name="T25"><text:bookmark-start text:name="__RefHeading___Toc2599_4257830906 Копия 1"/><text:span text:style-name="T89">3</text:span><text:bookmark-start text:name="_Toc40239794 Копия 2 Копия 1"/>.<text:span text:style-name="T94">3</text:span>.<text:bookmark-end text:name="_Toc40239794 Копия 2 Копия 1"/> <text:span text:style-name="T94">Тестирование на уязвимости</text:span><text:bookmark-end text:name="__RefHeading___Toc2599_4257830906 Копия 1"/></text:h>
      <text:h text:style-name="P64" text:outline-level="2" loext:marker-style-name="T25"><text:bookmark-start text:name="__RefHeading___Toc2599_4257830906 Копия 2"/><text:span text:style-name="T91">3</text:span><text:bookmark-start text:name="_Toc40239794 Копия 2 Копия 2"/><text:span text:style-name="T25">.</text:span><text:span text:style-name="T95">4</text:span><text:span text:style-name="T25">.</text:span><text:bookmark-end text:name="_Toc40239794 Копия 2 Копия 2"/><text:span text:style-name="T92"> </text:span><text:span text:style-name="T95">Исправление уязвимостей</text:span><text:bookmark-end text:name="__RefHeading___Toc2599_4257830906 Копия 2"/></text:h>
      <text:h text:style-name="P64" text:outline-level="2" loext:marker-style-name="T25"><text:bookmark-start text:name="__RefHeading___Toc2599_4257830906 Копия 3"/><text:span text:style-name="T89">3</text:span><text:bookmark-start text:name="_Toc40239794 Копия 2 Копия 3"/>.<text:span text:style-name="T94">5</text:span>.<text:bookmark-end text:name="_Toc40239794 Копия 2 Копия 3"/><text:span text:style-name="T96"> </text:span><text:span text:style-name="T94">Заключение</text:span><text:bookmark-end text:name="__RefHeading___Toc2599_4257830906 Копия 3"/></text:h>
      <text:h text:style-name="P65" text:outline-level="1"><text:bookmark-start text:name="__RefHeading___Toc2601_4257830906"/><text:bookmark-start text:name="_Toc40239796"/>ЗАКЛЮЧЕНИЕ<text:bookmark-end text:name="__RefHeading___Toc2601_4257830906"/><text:bookmark-end text:name="_Toc40239796"/></text:h>
      <text:h text:style-name="Заглавие_20_Глав" text:outline-level="1"><text:bookmark-start text:name="_Toc40239797"/><text:bookmark-start text:name="__RefHeading___Toc2603_4257830906"/>СПИСОК ИСПОЛЬЗОВАННЫХ ИСТОЧНИКОВ<text:bookmark-end text:name="_Toc40239797"/><text:bookmark-end text:name="__RefHeading___Toc2603_4257830906"/></text:h>
      <text:list text:style-name="L3">
        <text:list-item>
          <text:p text:style-name="P66"><text:a xlink:type="simple" xlink:href="https://www.basealt.ru/about/blog/article/view/obem-potreblenija-oblachnykh-servisov-v-rossii-dostig-392-mlrd-rublei-analitika-rossiiskogo-cloud-rynka" text:style-name="Internet_20_link" text:visited-style-name="Visited_20_Internet_20_Link">https://www.basealt.ru/about/blog/article/view/obem-potreblenija-oblachnykh-servisov-v-rossii-dostig-392-mlrd-rublei-analitika-rossiiskogo-cloud-rynka</text:a></text:p>
        </text:list-item>
        <text:list-item>
          <text:p text:style-name="P66"><text:a xlink:type="simple" xlink:href="https://www.zelax.ru/news/telecom/26-01-19/ryinok-oblachnyix-servisov-v-2026-g-prodolzhit-rost/" text:style-name="Internet_20_link" text:visited-style-name="Visited_20_Internet_20_Link">https://www.zelax.ru/news/telecom/26-01-19/ryinok-oblachnyix-servisov-v-2026-g-prodolzhit-rost/</text:a></text:p>
        </text:list-item>
        <text:list-item>
          <text:p text:style-name="P67">ГОСТ Р 56938-2016 НАЦИОНАЛЬНЫЙ СТАНДАРТ РОССИЙСКОЙ ФЕДЕРАЦИИ Защита информации ЗАЩИТА ИНФОРМАЦИИ ПРИ ИСПОЛЬЗОВАНИИ ТЕХНОЛОГИЙ ВИРТУАЛИЗАЦИИ</text:p>
        </text:list-item>
        <text:list-item>
          <text:p text:style-name="P67"><text:a xlink:type="simple" xlink:href="https://habr.com/ru/companies/ussc/articles/860484/" text:style-name="Internet_20_link" text:visited-style-name="Visited_20_Internet_20_Link">https://habr.com/ru/companies/ussc/articles/860484/</text:a></text:p>
        </text:list-item>
        <text:list-item>
          <text:p text:style-name="P68">Банк угроз ФСТЭК</text:p>
          <text:p text:style-name="P66"/>
        </text:list-item>
      </text:list>
      <text:h text:style-name="Заглавие_20_Глав" text:outline-level="1"><text:bookmark-start text:name="__RefHeading___Toc2605_4257830906"/><text:bookmark-start text:name="_Toc40239798"/>ПРИЛОЖЕНИЕ 1. НАЗВАНИЕ ПРИЛОЖЕНИЯ<text:bookmark-end text:name="__RefHeading___Toc2605_4257830906"/><text:bookmark-end text:name="_Toc40239798"/></text:h>
      <text:h text:style-name="Заглавие_20_Глав" text:outline-level="1"><text:bookmark-start text:name="__RefHeading___Toc2607_4257830906"/><text:bookmark-start text:name="_Toc40239799"/>ПРИЛОЖЕНИЕ 2. НАЗВАНИЕ ПРИЛОЖЕНИЯ<text:bookmark-end text:name="__RefHeading___Toc2607_4257830906"/><text:bookmark-end text:name="_Toc40239799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Заглавие_20_Глав" style:display-name="Заглавие Глав" style:family="paragraph" style:parent-style-name="Standard" style:next-style-name="Standard" loext:linked-style-name="Заглавие_20_Глав_20_Знак" style:auto-update="true" style:default-outline-level="1" style:list-style-name="">
      <style:paragraph-properties fo:margin-top="0cm" fo:margin-bottom="0cm" style:contextual-spacing="false" fo:text-align="center" style:justify-single-word="false" fo:hyphenation-ladder-count="no-limit" fo:hyphenation-keep="auto" loext:hyphenation-keep-type="column" loext:hyphenation-keep-line="false" fo:break-before="page"/>
      <style:text-properties fo:font-weight="bold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cm" fo:margin-bottom="0.282cm" style:contextual-spacing="false"/>
      <style:text-properties fo:color="#5a5a5a" loext:opacity="100%" style:font-name="Calibri" fo:font-family="Calibri" style:font-family-generic="roman" style:font-pitch="variable" fo:letter-spacing="0.026cm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ru" style:country-asian="RU"/>
    </style:style>
    <style:style style:name="Заглавие_20_Глав_20_Знак" style:display-name="Заглавие Глав Знак" style:family="text" style:parent-style-name="Default_20_Paragraph_20_Font" loext:linked-style-name="Заглавие_20_Глав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3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use-window-font-color="true" loext:opacity="0%" style:font-name="Times New Roman" fo:font-family="'Times New Roman'" style:font-family-generic="roman" style:font-pitch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№%1%." style:num-prefix="№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" style:num-format="а, б, .., аа, аб, ... (ru)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9</text:page-number></text:p>
        <text:p text:style-name="Header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dmin</meta:initial-creator>
    <meta:editing-cycles>80</meta:editing-cycles>
    <meta:creation-date>2020-05-06T16:14:00</meta:creation-date>
    <dc:date>2026-01-25T03:37:06.419552300</dc:date>
    <meta:editing-duration>PT8H57M46S</meta:editing-duration>
    <meta:generator>LibreOffice/25.8.4.2$Windows_X86_64 LibreOffice_project/290daaa01b999472f0c7a3890eb6a550fd74c6df</meta:generator>
    <meta:document-statistic meta:table-count="3" meta:image-count="0" meta:object-count="0" meta:page-count="17" meta:paragraph-count="119" meta:word-count="1851" meta:character-count="16147" meta:non-whitespace-character-count="14410"/>
    <meta:user-defined meta:name="AppVersion">16.0000</meta:user-defined>
    <meta:template xlink:type="simple" xlink:actuate="onRequest" xlink:title="Normal" xlink:href=""/>
  </office:meta>
</office:document-meta>
</file>